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B800000150747E9FB1.png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fo:margin-left="0.191cm" style:page-number="auto" table:align="left"/>
    </style:style>
    <style:style style:name="Table1.A" style:family="table-column">
      <style:table-column-properties style:column-width="2.514cm"/>
    </style:style>
    <style:style style:name="Table1.B" style:family="table-column">
      <style:table-column-properties style:column-width="13.361cm"/>
    </style:style>
    <style:style style:name="Table1.1" style:family="table-row">
      <style:table-row-properties style:min-row-height="2.519cm" style:use-optimal-row-height="false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" style:family="table">
      <style:table-properties style:width="17.365cm" fo:margin-left="-0.476cm" fo:margin-right="-0.482cm" table:align="margins"/>
    </style:style>
    <style:style style:name="Table2.A" style:family="table-column">
      <style:table-column-properties style:column-width="0.972cm" style:rel-column-width="3667*"/>
    </style:style>
    <style:style style:name="Table2.B" style:family="table-column">
      <style:table-column-properties style:column-width="4.262cm" style:rel-column-width="16082*"/>
    </style:style>
    <style:style style:name="Table2.C" style:family="table-column">
      <style:table-column-properties style:column-width="3.209cm" style:rel-column-width="12108*"/>
    </style:style>
    <style:style style:name="Table2.D" style:family="table-column">
      <style:table-column-properties style:column-width="2.656cm" style:rel-column-width="10024*"/>
    </style:style>
    <style:style style:name="Table2.E" style:family="table-column">
      <style:table-column-properties style:column-width="3.551cm" style:rel-column-width="13399*"/>
    </style:style>
    <style:style style:name="Table2.F" style:family="table-column">
      <style:table-column-properties style:column-width="2.718cm" style:rel-column-width="10255*"/>
    </style:style>
    <style:style style:name="Table2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2.E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2" style:family="table-row">
      <style:table-row-properties style:min-row-height="2.395cm" style:use-optimal-row-height="false"/>
    </style:style>
    <style:style style:name="P1" style:family="paragraph" style:parent-style-name="Text_20_body">
      <style:paragraph-properties fo:text-align="center" style:justify-single-word="false"/>
      <style:text-properties fo:font-size="9pt" fo:font-weight="bold"/>
    </style:style>
    <style:style style:name="P2" style:family="paragraph" style:parent-style-name="Text_20_body">
      <style:paragraph-properties fo:text-align="center" style:justify-single-word="false"/>
      <style:text-properties fo:font-size="9pt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text-align="center" style:justify-single-word="false"/>
      <style:text-properties fo:font-size="16pt" fo:language="sv" fo:country="SE" style:font-size-asian="16pt" style:font-size-complex="16pt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9.34cm"/>
        </style:tab-stops>
      </style:paragraph-properties>
    </style:style>
    <style:style style:name="P7" style:family="paragraph" style:parent-style-name="Normal">
      <style:text-properties style:font-size-complex="10pt"/>
    </style:style>
    <style:style style:name="P8" style:family="paragraph" style:parent-style-name="Normal">
      <style:text-properties fo:language="id" fo:country="ID" style:font-size-complex="10pt"/>
    </style:style>
    <style:style style:name="P9" style:family="paragraph" style:parent-style-name="Normal">
      <style:paragraph-properties fo:text-align="justify" style:justify-single-word="false"/>
    </style:style>
    <style:style style:name="P10" style:family="paragraph" style:parent-style-name="Normal">
      <style:paragraph-properties fo:margin-left="7.62cm" fo:margin-right="0cm" fo:text-indent="1.27cm" style:auto-text-indent="false">
        <style:tab-stops/>
      </style:paragraph-properties>
    </style:style>
    <style:style style:name="P11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2" style:family="paragraph" style:parent-style-name="Normal">
      <style:paragraph-properties fo:margin-left="1.27cm" fo:margin-right="0cm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Text_20_body">
      <style:paragraph-properties fo:margin-top="0cm" fo:margin-bottom="0cm" fo:text-align="center" style:justify-single-word="false"/>
    </style:style>
    <style:style style:name="P14" style:family="paragraph" style:parent-style-name="List_20_Paragraph" style:list-style-name="L2">
      <style:text-properties fo:language="id" fo:country="ID"/>
    </style:style>
    <style:style style:name="P15" style:family="paragraph" style:parent-style-name="List_20_Paragraph" style:list-style-name="L1">
      <style:paragraph-properties fo:margin-left="-0.041cm" fo:margin-right="-0.03cm" fo:margin-top="0cm" fo:margin-bottom="0cm" fo:line-height="100%" fo:text-align="start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1" style:family="text">
      <style:text-properties fo:font-size="14pt" fo:language="sv" fo:country="SE" style:font-size-asian="14pt" style:font-size-complex="14pt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language-asian="id" style:country-asian="ID"/>
    </style:style>
    <style:style style:name="T4" style:family="text">
      <style:text-properties fo:font-size="8pt" fo:language="id" fo:country="ID" style:font-size-asian="8pt" style:font-size-complex="9pt"/>
    </style:style>
    <style:style style:name="T5" style:family="text">
      <style:text-properties fo:font-size="8pt" fo:language="id" fo:country="ID" style:font-size-asian="8pt" style:font-size-complex="8pt"/>
    </style:style>
    <style:style style:name="T6" style:family="text">
      <style:text-properties fo:font-size="8pt" fo:language="sv" fo:country="SE" style:font-size-asian="8pt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ff0000"/>
    </style:style>
    <style:style style:name="T9" style:family="text">
      <style:text-properties fo:font-size="8.5pt" fo:language="id" fo:country="ID" style:font-size-asian="8.5pt" style:font-size-complex="8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07cm" fo:text-indent="-0.635cm" fo:margin-left="0.70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42cm" fo:text-indent="-0.635cm" fo:margin-left="1.3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7cm" fo:text-indent="-0.635cm" fo:margin-left="1.97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2cm" fo:text-indent="-0.635cm" fo:margin-left="2.6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7cm" fo:text-indent="-0.635cm" fo:margin-left="3.24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82cm" fo:text-indent="-0.635cm" fo:margin-left="3.88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7cm" fo:text-indent="-0.635cm" fo:margin-left="4.5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52cm" fo:text-indent="-0.635cm" fo:margin-left="5.15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7cm" fo:text-indent="-0.635cm" fo:margin-left="5.78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22cm" fo:text-indent="-0.635cm" fo:margin-left="6.422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Default_20_Paragraph_20_Font"><text:span text:style-name="T1"><text:s/></text:span></text:span><text:span text:style-name="Default_20_Paragraph_20_Font"><text:span text:style-name="T3"><draw:frame draw:style-name="fr2" draw:name="Picture 1" text:anchor-type="as-char" svg:y="0cm" svg:width="1.972cm" style:rel-width="scale" svg:height="2.404cm" style:rel-height="scale" draw:z-index="0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  <text:p text:style-name="P4">PEMERINTAH KOTA YOGYAKARTA</text:p>
            <text:p text:style-name="P4">DINAS PENDIDIKAN</text:p>
            <text:p text:style-name="P5"><text:span text:style-name="Default_20_Paragraph_20_Font"><text:span text:style-name="T4"><text:s text:c="6"/></text:span></text:span><text:span text:style-name="Default_20_Paragraph_20_Font"><text:span text:style-name="T9"><text:s text:c="3"/></text:span></text:span><text:span text:style-name="Default_20_Paragraph_20_Font"><text:span text:style-name="T6">Jl. Hayam Wuruk No 11 </text:span></text:span><text:span text:style-name="Default_20_Paragraph_20_Font"><text:span text:style-name="T5">Yogyakarta Kode Pos : 552</text:span></text:span><text:span text:style-name="Default_20_Paragraph_20_Font"><text:span text:style-name="T6">12 </text:span></text:span><text:span text:style-name="Default_20_Paragraph_20_Font"><text:span text:style-name="T5">Telepon (0274) 512956, 563078, Fax (0274) 512956</text:span></text:span></text:p>
            <text:p text:style-name="P13"><text:span text:style-name="T7">EMAIL: </text:span><text:a xlink:type="simple" xlink:href="mailto:pendidikan@jogja.go.id" text:style-name="Internet_20_link" text:visited-style-name="Visited_20_Internet_20_Link"><text:span text:style-name="T7">pendidikan@jogja.go.id</text:span></text:a><text:span text:style-name="T7"> EMAIL INTRANET :</text:span><text:a xlink:type="simple" xlink:href="mailto:pendidikan@intra.jogja.go.id" text:style-name="Internet_20_link" text:visited-style-name="Visited_20_Internet_20_Link"><text:span text:style-name="T7">pendidikan@intra.jogja.go.id</text:span></text:a></text:p>
            <text:p text:style-name="P13"><text:span text:style-name="T5">HOTLINE SMS : 08122780001,2740 HOT LINE EMAIL : </text:span><text:a xlink:type="simple" xlink:href="mailto:upik@jogjakota.go.id" text:style-name="Internet_20_link" text:visited-style-name="Visited_20_Internet_20_Link"><text:span text:style-name="T7">upik@jogjakota.go.id</text:span></text:a></text:p>
            <text:p text:style-name="P5"><text:span text:style-name="Default_20_Paragraph_20_Font"><text:span text:style-name="T5">WEB SITE : </text:span></text:span><text:a xlink:type="simple" xlink:href="http://www.jogjakota.go.id/" text:style-name="Internet_20_link" text:visited-style-name="Visited_20_Internet_20_Link"><text:span text:style-name="Default_20_Paragraph_20_Font"><text:span text:style-name="T6">www.jogjakota.go.id</text:span></text:span></text:a></text:p>
          </table:table-cell>
        </table:table-row>
      </table:table>
      <text:p text:style-name="Normal">Nomor : <text:tab/><text:tab/><text:tab/><text:tab/><text:tab/><text:tab/><text:tab/> <text:s/>Yogyakarta, [onshow.tanggal]</text:p>
      <text:p text:style-name="Normal">Lamp<text:tab/>:</text:p>
      <text:p text:style-name="P6">Hal<text:tab/>: Permohonan Cuti Besar</text:p>
      <text:p text:style-name="P6"><text:tab/> <text:s/>Pegawai Negeri Sipil</text:p>
      <text:p text:style-name="Normal"><text:s/><text:tab/> <text:s/><text:tab/><text:tab/><text:tab/></text:p>
      <text:p text:style-name="P10">Kepada</text:p>
      <text:p text:style-name="Normal"><text:tab/><text:tab/><text:tab/><text:tab/><text:tab/><text:tab/><text:tab/>Yth. <text:span text:style-name="Default_20_Paragraph_20_Font"><text:span text:style-name="T2">[onshow.kepada]</text:span></text:span></text:p>
      <text:p text:style-name="Normal"><text:tab/><text:tab/><text:tab/><text:tab/><text:tab/><text:tab/><text:tab/>Melalui Kepala Badan Kepegawaian Kota<text:tab/></text:p>
      <text:p text:style-name="Normal"><text:tab/><text:tab/><text:tab/><text:tab/><text:tab/><text:tab/><text:tab/>Yogyakarta</text:p>
      <text:p text:style-name="P10"/>
      <text:p text:style-name="P10">Di</text:p>
      <text:p text:style-name="Normal"><text:tab/><text:tab/><text:tab/><text:tab/><text:tab/><text:tab/><text:tab/>Yogyakarta</text:p>
      <text:p text:style-name="Normal"/>
      <text:p text:style-name="P11">Dengan hormat, sehubungan dengan telah dipenuhinya masa kerja dan syarat-syarat lainnya untuk mengajukan Cuti Besar, maka bersama ini kami teruskan berkas permohonan Cuti Besar bagi PNS di lingkungan Dinas Pendidikan Yogyakarta.</text:p>
      <text:p text:style-name="P12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Normal">No</text:p>
          </table:table-cell>
          <table:table-cell table:style-name="Table2.A1" office:value-type="string">
            <text:p text:style-name="Normal">Nama /NIP</text:p>
          </table:table-cell>
          <table:table-cell table:style-name="Table2.A1" office:value-type="string">
            <text:p text:style-name="P5">Tempat/</text:p>
            <text:p text:style-name="P5">Tanggal Lahir</text:p>
          </table:table-cell>
          <table:table-cell table:style-name="Table2.A1" office:value-type="string">
            <text:p text:style-name="Normal">Pangkat/Gol</text:p>
          </table:table-cell>
          <table:table-cell table:style-name="Table2.E1" office:value-type="string">
            <text:p text:style-name="Normal">Jabatan</text:p>
            <text:p text:style-name="Normal"/>
          </table:table-cell>
          <table:table-cell table:style-name="Table2.A1" office:value-type="string">
            <text:p text:style-name="Normal">Lama Cuti</text:p>
          </table:table-cell>
        </table:table-row>
        <table:table-row table:style-name="Table2.2">
          <table:table-cell table:style-name="Table2.A1" office:value-type="string">
            <text:list xml:id="list1434543470658050161" text:style-name="L1">
              <text:list-header>
                <text:p text:style-name="P15">[a.nomer].</text:p>
              </text:list-header>
            </text:list>
          </table:table-cell>
          <table:table-cell table:style-name="Table2.A1" office:value-type="string">
            <text:p text:style-name="Normal">[a.nama]</text:p>
            <text:p text:style-name="P7">[a.nip; block=tbs:row]</text:p>
            <text:p text:style-name="P8">[a.status]</text:p>
            <text:p text:style-name="Normal"/>
          </table:table-cell>
          <table:table-cell table:style-name="Table2.A1" office:value-type="string">
            <text:p text:style-name="Normal">[a.tempat_lahir], [a.tanggal_lahir]</text:p>
          </table:table-cell>
          <table:table-cell table:style-name="Table2.A1" office:value-type="string">
            <text:p text:style-name="Normal">[a.pangkat], [a.golongan]</text:p>
          </table:table-cell>
          <table:table-cell table:style-name="Table2.E1" office:value-type="string">
            <text:p text:style-name="P9">[a.jabatan] pada [a.unit_kerja]</text:p>
          </table:table-cell>
          <table:table-cell table:style-name="Table2.A1" office:value-type="string">
            <text:p text:style-name="P9">[a.lamacuti] hari</text:p>
            <text:p text:style-name="P9">[a.tanggalmulai] s.d. [a.tanggalselesai]</text:p>
          </table:table-cell>
        </table:table-row>
      </table:table>
      <text:p text:style-name="Normal"><text:s text:c="2"/></text:p>
      <text:p text:style-name="Normal"><text:s text:c="11"/>Demikian atas perhatian dan perkenan Bapak Walikota kami haturkan terima kasih</text:p>
      <text:p text:style-name="Normal"><text:s text:c="11"/></text:p>
      <text:p text:style-name="Normal"><text:tab/> <text:tab/><text:tab/><text:tab/><text:tab/><text:tab/><text:tab/>Kepala,</text:p>
      <text:p text:style-name="Normal"/>
      <text:p text:style-name="Normal"/>
      <text:p text:style-name="Normal"/>
      <text:p text:style-name="Normal"/>
      <text:p text:style-name="Normal"><text:tab/><text:tab/><text:tab/><text:tab/><text:tab/><text:tab/><text:tab/>Drs. EDY HERI SUASANA,M.Pd</text:p>
      <text:p text:style-name="Normal"><text:tab/><text:tab/><text:tab/><text:tab/><text:tab/><text:tab/><text:tab/>NIP. 19610605 198401 1 005</text:p>
      <text:p text:style-name="Normal"><text:span text:style-name="Default_20_Paragraph_20_Font"><text:span text:style-name="T8"><text:tab/>Tembusan</text:span></text:span></text:p>
      <text:list xml:id="list4938719825415859105" text:style-name="L2">
        <text:list-item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margin-top="0cm" fo:margin-bottom="0cm" fo:line-height="100%" fo:hyphenation-ladder-count="no-limit"/>
      <style:text-properties style:font-name="Times New Roman" fo:font-size="12pt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-0.0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MS Mincho" style:font-size-asian="8pt" style:language-asian="ja" style:country-asian="JP" style:font-name-complex="Tahoma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9pt" fo:font-weight="bold"/>
    </style:style>
    <style:style style:name="MP2" style:family="paragraph" style:parent-style-name="Text_20_body">
      <style:paragraph-properties fo:text-align="center" style:justify-single-word="false"/>
      <style:text-properties fo:font-size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488cm" fo:page-height="32.995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draw:frame draw:style-name="Mfr1" draw:name="graphics1" text:anchor-type="paragraph" svg:x="0cm" svg:y="-0.005cm" svg:width="1.909cm" svg:height="2.775cm" draw:z-index="1"><draw:image xlink:href="Pictures/10000201000000B800000150747E9FB1.png" xlink:type="simple" xlink:show="embed" xlink:actuate="onLoad"/></draw:frame></text:p>
        <text:p text:style-name="MP1">SEGORO  AMARTO</text:p>
        <text:p text:style-name="MP2">SEMANGAT GOTONG ROYONG AGAWE MAJUNE  NGAYOGYAKARTO</text:p>
        <text:p text:style-name="MP2">KEMANDIRIAN – KEDISIPLINAN – KEPEDULIAN – KEBERSAMAAN 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Karlina</meta:initial-creator>
    <meta:creation-date>2016-02-02T03:29:00Z</meta:creation-date>
    <dc:date>2016-02-17T14:30:38.93</dc:date>
    <meta:print-date>2007-04-25T22:28:00Z</meta:print-date>
    <meta:editing-cycles>21</meta:editing-cycles>
    <meta:editing-duration>PT13M31S</meta:editing-duration>
    <meta:document-statistic meta:table-count="2" meta:image-count="2" meta:object-count="0" meta:page-count="1" meta:paragraph-count="46" meta:word-count="160" meta:character-count="1340"/>
    <meta:template xlink:type="simple" xlink:actuate="onRequest" xlink:title="" xlink:href="Normal.dotm"/>
  </office:meta>
</office:document-meta>
</file>